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9" draw:marker-end-width="0.3cm" draw:fill="none" draw:textarea-vertical-align="middle"/>
    </style:style>
    <style:style style:name="gr2" style:family="graphic" style:parent-style-name="objectwithoutfill">
      <style:graphic-properties draw:marker-end="Arrowheads_20_28" draw:marker-end-width="0.3cm" draw:fill="none" draw:textarea-vertical-align="middle"/>
    </style:style>
    <style:style style:name="gr3" style:family="graphic" style:parent-style-name="objectwithoutfill">
      <style:graphic-properties draw:marker-end="Arrowheads_20_27" draw:marker-end-width="0.3cm" draw:fill="none" draw:textarea-vertical-align="middle"/>
    </style:style>
    <style:style style:name="gr4" style:family="graphic" style:parent-style-name="standard">
      <style:graphic-properties draw:stroke="none" draw:fill="gradient" draw:fill-gradient-name="Gradient_20_1" draw:opacity="100%" draw:textarea-horizontal-align="justify" draw:textarea-vertical-align="middle" draw:auto-grow-height="false" fo:min-height="0.425cm" fo:min-width="2.714cm" loext:glow-radius="0.035cm"/>
      <style:paragraph-properties style:writing-mode="lr-tb"/>
    </style:style>
    <style:style style:name="gr5" style:family="graphic" style:parent-style-name="standard">
      <style:graphic-properties draw:stroke="none" draw:fill="gradient" draw:fill-gradient-name="Gradient_20_1" draw:opacity="100%" draw:textarea-horizontal-align="justify" draw:textarea-vertical-align="middle" draw:auto-grow-height="false" fo:min-height="0.589cm" fo:min-width="2.878cm" loext:glow-radius="0.03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standard">
      <style:graphic-properties draw:stroke="none" draw:fill="gradient" draw:fill-gradient-name="Gradient_20_1" draw:opacity="100%" draw:textarea-horizontal-align="justify" draw:textarea-vertical-align="middle" draw:auto-grow-height="false" fo:min-height="0.589cm" fo:min-width="3.196cm" loext:glow-radius="0.035cm"/>
      <style:paragraph-properties style:writing-mode="lr-tb"/>
    </style:style>
    <style:style style:name="gr12" style:family="graphic" style:parent-style-name="standard">
      <style:graphic-properties draw:stroke="none" draw:fill="gradient" draw:fill-gradient-name="Gradient_20_1" draw:textarea-horizontal-align="justify" draw:textarea-vertical-align="middle" draw:auto-grow-height="false" fo:min-height="0.425cm" fo:min-width="2.714cm" loext:glow-radius="0.035c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3" draw:marker-end-width="0.3cm" draw:fill="none" draw:textarea-vertical-align="middle"/>
    </style:style>
    <style:style style:name="gr19" style:family="graphic" style:parent-style-name="standard">
      <style:graphic-properties draw:stroke="none" draw:fill="gradient" draw:fill-gradient-name="Gradient_20_1" draw:opacity="100%" draw:textarea-horizontal-align="justify" draw:textarea-vertical-align="middle" draw:auto-grow-height="false" fo:min-height="0.425cm" fo:min-width="3.35cm" loext:glow-radius="0.035cm"/>
      <style:paragraph-properties style:writing-mode="lr-tb"/>
    </style:style>
    <style:style style:name="gr20" style:family="graphic" style:parent-style-name="standard">
      <style:graphic-properties draw:stroke="none" draw:fill="gradient" draw:fill-gradient-name="Gradient_20_1" draw:textarea-horizontal-align="justify" draw:textarea-vertical-align="middle" draw:auto-grow-height="false" fo:min-height="0.386cm" fo:min-width="1.882cm" loext:glow-radius="0.035cm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standard">
      <style:graphic-properties draw:stroke="none" draw:fill="gradient" draw:fill-gradient-name="Gradient_20_1" draw:opacity="100%" draw:textarea-horizontal-align="justify" draw:textarea-vertical-align="middle" draw:auto-grow-height="false" fo:min-height="0.425cm" fo:min-width="3.984cm" loext:glow-radius="0.035cm"/>
      <style:paragraph-properties style:writing-mode="lr-tb"/>
    </style:style>
    <style:style style:name="gr25" style:family="graphic" style:parent-style-name="standard">
      <style:graphic-properties draw:stroke="none" draw:fill="gradient" draw:fill-gradient-name="Gradient_20_1" draw:opacity="100%" draw:textarea-horizontal-align="justify" draw:textarea-vertical-align="middle" draw:auto-grow-height="false" fo:min-height="0.589cm" fo:min-width="4.148cm" loext:glow-radius="0.035cm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/>
    </style:style>
    <style:style style:name="gr27" style:family="graphic" style:parent-style-name="objectwithoutfill">
      <style:graphic-properties draw:marker-end="Arrowheads_20_19" draw:marker-end-width="0.3cm" draw:fill="none" draw:textarea-vertical-align="middle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objectwithoutfill">
      <style:graphic-properties draw:marker-end="Arrowheads_20_21" draw:marker-end-width="0.3cm" draw:fill="none" draw:textarea-vertical-align="middle"/>
    </style:style>
    <style:style style:name="gr30" style:family="graphic" style:parent-style-name="objectwithoutfill">
      <style:graphic-properties draw:marker-end="Arrowheads_20_23" draw:marker-end-width="0.3cm" draw:fill="none" draw:textarea-vertical-align="middle"/>
    </style:style>
    <style:style style:name="gr31" style:family="graphic" style:parent-style-name="objectwithoutfill">
      <style:graphic-properties draw:marker-end="Arrowheads_20_24" draw:marker-end-width="0.3cm" draw:fill="none" draw:textarea-vertical-align="middle"/>
    </style:style>
    <style:style style:name="gr32" style:family="graphic" style:parent-style-name="objectwithoutfill">
      <style:graphic-properties draw:marker-end="Arrowheads_20_26" draw:marker-end-width="0.3cm" draw:fill="none" draw:textarea-vertical-align="middle"/>
    </style:style>
    <style:style style:name="gr33" style:family="graphic" style:parent-style-name="objectwithoutfill">
      <style:graphic-properties draw:marker-end="Arrowheads_20_30" draw:marker-end-width="0.3cm" draw:fill="none" draw:textarea-vertical-align="middle"/>
    </style:style>
    <style:style style:name="gr34" style:family="graphic" style:parent-style-name="objectwithoutfill">
      <style:graphic-properties draw:marker-end="Arrowheads_20_31" draw:marker-end-width="0.3cm" draw:fill="none" draw:textarea-vertical-align="middle"/>
    </style:style>
    <style:style style:name="gr35" style:family="graphic" style:parent-style-name="objectwithoutfill">
      <style:graphic-properties draw:marker-end="Arrowheads_20_3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1" draw:opacity="100%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measurelines" draw:type="curve" draw:line-skew="4.163cm" svg:x1="22.706cm" svg:y1="10.843cm" svg:x2="19.276cm" svg:y2="22.614cm" draw:start-shape="id1" draw:start-glue-point="2" draw:end-shape="id2" draw:end-glue-point="0" svg:d="M22706 10843c0 15072-3430 9187-3430 11771" svg:viewBox="0 0 3431 11772">
          <text:p/>
        </draw:connector>
        <draw:connector draw:style-name="gr2" draw:text-style-name="P1" draw:layer="measurelines" draw:type="curve" draw:line-skew="3.02cm" svg:x1="22.706cm" svg:y1="13.7cm" svg:x2="19.276cm" svg:y2="22.614cm" draw:start-shape="id3" draw:start-glue-point="2" draw:end-shape="id2" draw:end-glue-point="0" svg:d="M22706 13700c0 11215-3430 6759-3430 8914" svg:viewBox="0 0 3431 8915">
          <text:p/>
        </draw:connector>
        <draw:connector draw:style-name="gr3" draw:text-style-name="P1" draw:layer="measurelines" draw:type="curve" draw:line-skew="1.63cm" svg:x1="25.606cm" svg:y1="16.727cm" svg:x2="19.276cm" svg:y2="22.614cm" draw:start-shape="id4" draw:start-glue-point="2" draw:end-shape="id2" draw:end-glue-point="0" svg:d="M25606 16727c0 6861-6330 3918-6330 5887" svg:viewBox="0 0 6331 5888">
          <text:p/>
        </draw:connector>
        <draw:custom-shape draw:style-name="gr4" draw:text-style-name="P3" xml:id="id5" draw:id="id5" draw:layer="layout" svg:width="3.492cm" svg:height="0.953cm" svg:x="2.269cm" svg:y="1.635cm">
          <text:p text:style-name="P2"><text:span text:style-name="T1">ma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3.492cm" svg:height="0.953cm" svg:x="2.269cm" svg:y="3.223cm">
          <text:p text:style-name="P2"><text:span text:style-name="T1">G</text:span><text:span text:style-name="T1">en</text:span><text:span text:style-name="T1">er</text:span><text:span text:style-name="T1">al </text:span><text:span text:style-name="T1">ini</text:span><text:span text:style-name="T1">t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0.953cm" svg:x="2.269cm" svg:y="5.445cm">
          <text:p text:style-name="P2"><text:span text:style-name="T1">Button</text:span></text:p>
          <text:p text:style-name="P2"><text:span text:style-name="T1">menu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0.953cm" svg:x="2.269cm" svg:y="7.032cm">
          <text:p text:style-name="P2"><text:span text:style-name="T1">Battery</text:span></text:p>
          <text:p text:style-name="P2"><text:span text:style-name="T1">update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0.953cm" svg:x="2.269cm" svg:y="8.62cm">
          <text:p text:style-name="P2"><text:span text:style-name="T1">Audio render </text:span><text:span text:style-name="T1">effects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015cm" svg:y1="2.588cm" svg:x2="4.015cm" svg:y2="3.223cm" draw:start-shape="id5" draw:start-glue-point="2" draw:end-shape="id6" draw:end-glue-point="0" svg:d="M4015 2588v635" svg:viewBox="0 0 1 636">
          <text:p/>
        </draw:connector>
        <draw:connector draw:style-name="gr7" draw:text-style-name="P1" draw:layer="layout" draw:type="line" svg:x1="4.015cm" svg:y1="4.176cm" svg:x2="4.015cm" svg:y2="5.445cm" draw:start-shape="id6" draw:start-glue-point="2" draw:end-shape="id7" draw:end-glue-point="0" svg:d="M4015 4176v1269" svg:viewBox="0 0 1 1270">
          <text:p/>
        </draw:connector>
        <draw:connector draw:style-name="gr8" draw:text-style-name="P1" draw:layer="layout" draw:type="line" svg:x1="4.015cm" svg:y1="6.398cm" svg:x2="4.015cm" svg:y2="7.032cm" draw:start-shape="id7" draw:start-glue-point="2" draw:end-shape="id8" draw:end-glue-point="0" svg:d="M4015 6398v634" svg:viewBox="0 0 1 635">
          <text:p/>
        </draw:connector>
        <draw:connector draw:style-name="gr9" draw:text-style-name="P1" draw:layer="layout" draw:type="line" svg:x1="4.015cm" svg:y1="7.985cm" svg:x2="4.015cm" svg:y2="8.62cm" draw:start-shape="id8" draw:start-glue-point="2" draw:end-shape="id9" draw:end-glue-point="0" svg:d="M4015 7985v635" svg:viewBox="0 0 1 636">
          <text:p/>
        </draw:connector>
        <draw:connector draw:style-name="gr10" draw:text-style-name="P1" draw:layer="layout" draw:type="curve" draw:line-skew="0.6cm 1.052cm -0.6cm" svg:x1="4.015cm" svg:y1="9.573cm" svg:x2="4.015cm" svg:y2="5.445cm" draw:start-shape="id9" draw:start-glue-point="2" draw:end-shape="id7" draw:end-glue-point="0" svg:d="M4015 9573c0 1704 3334 1136 3334-2064s-3334-3768-3334-2064" svg:viewBox="0 0 3335 6009">
          <text:p/>
        </draw:connector>
        <draw:custom-shape draw:style-name="gr4" draw:text-style-name="P3" xml:id="id12" draw:id="id12" draw:layer="layout" svg:width="3.492cm" svg:height="0.953cm" svg:x="2.269cm" svg:y="14.348cm">
          <text:p text:style-name="P2"><text:span text:style-name="T1">Button men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0" draw:id="id10" draw:layer="layout" svg:width="3.81cm" svg:height="0.953cm" svg:x="5.931cm" svg:y="18.415cm">
          <text:p text:style-name="P2"><text:span text:style-name="T1">Detect # presses</text:span></text:p>
          <text:p text:style-name="P2"><text:span text:style-name="T1">Map to state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1" draw:id="id11" draw:layer="layout" svg:width="3.81cm" svg:height="0.953cm" svg:x="5.931cm" svg:y="20.002cm">
          <text:p text:style-name="P2"><text:span text:style-name="T1">Execute state change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4" draw:id="id14" draw:layer="layout" svg:width="3.81cm" svg:height="0.953cm" svg:x="2.113cm" svg:y="22.588cm">
          <text:p text:style-name="P2"><text:span text:style-name="T1">Check nightlight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7.836cm" svg:y1="19.368cm" svg:x2="7.836cm" svg:y2="20.002cm" draw:start-shape="id10" draw:start-glue-point="2" draw:end-shape="id11" draw:end-glue-point="0" svg:d="M7836 19368v634" svg:viewBox="0 0 1 635">
          <text:p/>
        </draw:connector>
        <draw:custom-shape draw:style-name="gr12" draw:text-style-name="P4" xml:id="id13" draw:id="id13" draw:layer="measurelines" svg:width="4.127cm" svg:height="1.27cm" svg:x="1.952cm" svg:y="16.24cm">
          <text:p text:style-name="P2">Button press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measurelines" draw:type="curve" svg:x1="4.015cm" svg:y1="15.301cm" svg:x2="4.016cm" svg:y2="16.24cm" draw:start-shape="id12" draw:start-glue-point="2" draw:end-shape="id13" draw:end-glue-point="4" svg:d="M4015 15301c0 705 1 236 1 939" svg:viewBox="0 0 2 940">
          <text:p/>
        </draw:connector>
        <draw:custom-shape draw:style-name="gr4" draw:text-style-name="P3" xml:id="id15" draw:id="id15" draw:layer="measurelines" svg:width="3.492cm" svg:height="0.953cm" svg:x="2.269cm" svg:y="24.325cm">
          <text:p text:style-name="P2"><text:span text:style-name="T1">E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measurelines" svg:width="1.27cm" svg:height="0.725cm" svg:x="3.221cm" svg:y="17.738cm">
          <draw:text-box>
            <text:p text:style-name="P5"><text:span text:style-name="T1">no</text:span></text:p>
          </draw:text-box>
        </draw:frame>
        <draw:frame draw:style-name="gr14" draw:text-style-name="P6" draw:layer="measurelines" svg:width="1.27cm" svg:height="0.725cm" svg:x="6.079cm" svg:y="16.24cm">
          <draw:text-box>
            <text:p text:style-name="P5"><text:span text:style-name="T1">yes</text:span></text:p>
          </draw:text-box>
        </draw:frame>
        <draw:connector draw:style-name="gr15" draw:text-style-name="P1" draw:layer="measurelines" draw:type="curve" svg:x1="6.079cm" svg:y1="16.875cm" svg:x2="7.836cm" svg:y2="18.415cm" draw:start-shape="id13" draw:start-glue-point="7" draw:end-shape="id10" draw:end-glue-point="0" svg:d="M6079 16875c1172 0 1757 513 1757 1540" svg:viewBox="0 0 1758 1541">
          <text:p/>
        </draw:connector>
        <draw:connector draw:style-name="gr16" draw:text-style-name="P1" draw:layer="measurelines" draw:type="curve" svg:x1="4.016cm" svg:y1="17.51cm" svg:x2="4.018cm" svg:y2="22.588cm" draw:start-shape="id13" draw:start-glue-point="6" draw:end-shape="id14" draw:end-glue-point="0" svg:d="M4016 17510c0 3808 2 1270 2 5078" svg:viewBox="0 0 3 5079">
          <text:p/>
        </draw:connector>
        <draw:connector draw:style-name="gr17" draw:text-style-name="P1" draw:layer="measurelines" draw:type="curve" svg:x1="4.018cm" svg:y1="23.541cm" svg:x2="4.015cm" svg:y2="24.325cm" draw:start-shape="id14" draw:start-glue-point="2" draw:end-shape="id15" draw:end-glue-point="0" svg:d="M4018 23541c0 588-3 196-3 784" svg:viewBox="0 0 4 785">
          <text:p/>
        </draw:connector>
        <draw:connector draw:style-name="gr18" draw:text-style-name="P1" draw:layer="measurelines" draw:type="curve" svg:x1="7.836cm" svg:y1="20.955cm" svg:x2="4.018cm" svg:y2="22.588cm" draw:start-shape="id11" draw:start-glue-point="2" draw:end-shape="id14" draw:end-glue-point="0" svg:d="M7836 20955c0 1224-3818 408-3818 1633" svg:viewBox="0 0 3819 1634">
          <text:p/>
        </draw:connector>
        <draw:custom-shape draw:style-name="gr19" draw:text-style-name="P3" xml:id="id16" draw:id="id16" draw:layer="measurelines" svg:width="4.128cm" svg:height="0.953cm" svg:x="12.112cm" svg:y="6.397cm">
          <text:p text:style-name="P2"><text:span text:style-name="T1">Audio render effect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measurelines" svg:width="4.762cm" svg:height="1.27cm" svg:x="11.795cm" svg:y="7.99cm">
          <text:p text:style-name="P2">Battery low, cr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measurelines" draw:type="curve" svg:x1="14.176cm" svg:y1="7.35cm" svg:x2="14.176cm" svg:y2="7.99cm" draw:start-shape="id16" draw:start-glue-point="2" draw:end-shape="id17" draw:end-glue-point="4" svg:d="M14176 7350v640" svg:viewBox="0 0 1 641">
          <text:p/>
        </draw:connector>
        <draw:custom-shape draw:style-name="gr20" draw:text-style-name="P4" xml:id="id18" draw:id="id18" draw:layer="measurelines" svg:width="4.762cm" svg:height="1.27cm" svg:x="11.795cm" svg:y="10.842cm">
          <text:p text:style-name="P2">Battery charg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" draw:layer="measurelines" draw:type="curve" svg:x1="14.176cm" svg:y1="9.26cm" svg:x2="14.176cm" svg:y2="10.842cm" draw:start-shape="id17" draw:start-glue-point="6" draw:end-shape="id18" draw:end-glue-point="4" svg:d="M14176 9260v1582" svg:viewBox="0 0 1 1583">
          <text:p/>
        </draw:connector>
        <draw:custom-shape draw:style-name="gr20" draw:text-style-name="P4" xml:id="id19" draw:id="id19" draw:layer="measurelines" svg:width="4.762cm" svg:height="1.27cm" svg:x="11.795cm" svg:y="14.017cm">
          <text:p text:style-name="P2">Battery full, good, unknow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3" draw:text-style-name="P1" draw:layer="measurelines" draw:type="curve" svg:x1="14.176cm" svg:y1="12.112cm" svg:x2="14.176cm" svg:y2="14.017cm" draw:start-shape="id18" draw:start-glue-point="6" draw:end-shape="id19" draw:end-glue-point="4" svg:d="M14176 12112v1905" svg:viewBox="0 0 1 1906">
          <text:p/>
        </draw:connector>
        <draw:custom-shape draw:style-name="gr24" draw:text-style-name="P3" xml:id="id2" draw:id="id2" draw:layer="measurelines" svg:width="4.762cm" svg:height="0.953cm" svg:x="16.895cm" svg:y="22.614cm">
          <text:p text:style-name="P2"><text:span text:style-name="T1">E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1" draw:id="id1" draw:layer="measurelines" svg:width="4.762cm" svg:height="0.953cm" svg:x="20.325cm" svg:y="9.89cm">
          <text:p text:style-name="P2"><text:span text:style-name="T1">Bre</text:span><text:span text:style-name="T1">athi</text:span><text:span text:style-name="T1">ng </text:span><text:span text:style-name="T1">effe</text:span><text:span text:style-name="T1">ct</text:span></text:p>
          <text:p text:style-name="P2"><text:span text:style-name="T1">(red</text:span><text:span text:style-name="T1">)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measurelines" draw:type="curve" svg:x1="16.557cm" svg:y1="8.625cm" svg:x2="22.706cm" svg:y2="9.89cm" draw:start-shape="id17" draw:start-glue-point="7" draw:end-shape="id1" draw:end-glue-point="0" svg:d="M16557 8625c4100 0 6149 421 6149 1265" svg:viewBox="0 0 6150 1266">
          <text:p/>
        </draw:connector>
        <draw:custom-shape draw:style-name="gr25" draw:text-style-name="P3" xml:id="id3" draw:id="id3" draw:layer="measurelines" svg:width="4.762cm" svg:height="0.953cm" svg:x="20.325cm" svg:y="12.747cm">
          <text:p text:style-name="P2"><text:span text:style-name="T1">Breathing </text:span><text:span text:style-name="T1">effect (yellow)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measurelines" draw:type="curve" svg:x1="16.557cm" svg:y1="11.477cm" svg:x2="22.706cm" svg:y2="12.747cm" draw:start-shape="id18" draw:start-glue-point="7" draw:end-shape="id3" draw:end-glue-point="0" svg:d="M16557 11477c4100 0 6149 423 6149 1270" svg:viewBox="0 0 6150 1271">
          <text:p/>
        </draw:connector>
        <draw:custom-shape draw:style-name="gr20" draw:text-style-name="P4" xml:id="id20" draw:id="id20" draw:layer="measurelines" svg:width="4.762cm" svg:height="1.27cm" svg:x="16.875cm" svg:y="15.605cm">
          <text:p text:style-name="P2">Mode is norm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1" draw:layer="measurelines" draw:type="curve" svg:x1="16.557cm" svg:y1="14.652cm" svg:x2="19.256cm" svg:y2="15.605cm" draw:start-shape="id19" draw:start-glue-point="7" draw:end-shape="id20" draw:end-glue-point="4" svg:d="M16557 14652c1800 0 2699 317 2699 953" svg:viewBox="0 0 2700 954">
          <text:p/>
        </draw:connector>
        <draw:custom-shape draw:style-name="gr20" draw:text-style-name="P4" xml:id="id21" draw:id="id21" draw:layer="measurelines" svg:width="4.762cm" svg:height="1.27cm" svg:x="16.875cm" svg:y="17.827cm">
          <text:p text:style-name="P2">Mode is RG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1" draw:layer="measurelines" draw:type="curve" svg:x1="19.256cm" svg:y1="16.875cm" svg:x2="19.256cm" svg:y2="17.827cm" draw:start-shape="id20" draw:start-glue-point="6" draw:end-shape="id21" draw:end-glue-point="4" svg:d="M19256 16875v952" svg:viewBox="0 0 1 953">
          <text:p/>
        </draw:connector>
        <draw:custom-shape draw:style-name="gr25" draw:text-style-name="P3" xml:id="id4" draw:id="id4" draw:layer="measurelines" svg:width="4.762cm" svg:height="0.953cm" svg:x="23.225cm" svg:y="15.774cm">
          <text:p text:style-name="P2"><text:span text:style-name="T1">Render FFT </text:span><text:span text:style-name="T1">effect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measurelines" draw:type="curve" svg:x1="21.637cm" svg:y1="16.24cm" svg:x2="23.225cm" svg:y2="16.25cm" draw:start-shape="id20" draw:start-glue-point="7" draw:end-shape="id4" draw:end-glue-point="3" svg:d="M21637 16240c1192 0 399 10 1588 10" svg:viewBox="0 0 1589 11">
          <text:p/>
        </draw:connector>
        <draw:custom-shape draw:style-name="gr25" draw:text-style-name="P3" xml:id="id22" draw:id="id22" draw:layer="measurelines" svg:width="4.762cm" svg:height="0.953cm" svg:x="23.225cm" svg:y="18.021cm">
          <text:p text:style-name="P2"><text:span text:style-name="T1">Rend</text:span><text:span text:style-name="T1">er </text:span><text:span text:style-name="T1">RGB </text:span><text:span text:style-name="T1">effect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measurelines" draw:type="curve" svg:x1="21.637cm" svg:y1="18.462cm" svg:x2="23.225cm" svg:y2="18.497cm" draw:start-shape="id21" draw:start-glue-point="7" draw:end-shape="id22" draw:end-glue-point="3" svg:d="M21637 18462c1192 0 399 35 1588 35" svg:viewBox="0 0 1589 36">
          <text:p/>
        </draw:connector>
        <draw:connector draw:style-name="gr32" draw:text-style-name="P1" draw:layer="measurelines" draw:type="curve" draw:line-skew="0.843cm" svg:x1="25.606cm" svg:y1="18.974cm" svg:x2="19.276cm" svg:y2="22.614cm" draw:start-shape="id22" draw:start-glue-point="2" draw:end-shape="id2" draw:end-glue-point="0" svg:d="M25606 18974c0 3994-6330 2175-6330 3640" svg:viewBox="0 0 6331 3641">
          <text:p/>
        </draw:connector>
        <draw:frame draw:style-name="gr14" draw:text-style-name="P6" draw:layer="measurelines" svg:width="1.27cm" svg:height="0.725cm" svg:x="13.382cm" svg:y="9.255cm">
          <draw:text-box>
            <text:p text:style-name="P5"><text:span text:style-name="T1">no</text:span></text:p>
          </draw:text-box>
        </draw:frame>
        <draw:frame draw:style-name="gr14" draw:text-style-name="P6" draw:layer="measurelines" svg:width="1.27cm" svg:height="0.725cm" svg:x="13.382cm" svg:y="12.112cm">
          <draw:text-box>
            <text:p text:style-name="P5"><text:span text:style-name="T1">no</text:span></text:p>
          </draw:text-box>
        </draw:frame>
        <draw:frame draw:style-name="gr14" draw:text-style-name="P6" draw:layer="measurelines" svg:width="1.27cm" svg:height="0.725cm" svg:x="13.282cm" svg:y="15.287cm">
          <draw:text-box>
            <text:p text:style-name="P5"><text:span text:style-name="T1">no</text:span></text:p>
          </draw:text-box>
        </draw:frame>
        <draw:custom-shape draw:style-name="gr25" draw:text-style-name="P3" xml:id="id23" draw:id="id23" draw:layer="measurelines" svg:width="4.762cm" svg:height="0.953cm" svg:x="16.875cm" svg:y="20.149cm">
          <text:p text:style-name="P2"><text:span text:style-name="T1">LED’s off</text:span></text:p>
          <draw:enhanced-geometry svg:viewBox="0 0 21600 21600" draw:path-stretchpoint-x="10800" draw:path-stretchpoint-y="10800" draw:text-areas="?f3 ?f4 ?f5 ?f6" draw:type="round-rectangle" draw:modifiers="4437.7358490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measurelines" draw:type="curve" svg:x1="19.256cm" svg:y1="19.097cm" svg:x2="19.256cm" svg:y2="20.149cm" draw:start-shape="id21" draw:start-glue-point="6" draw:end-shape="id23" draw:end-glue-point="0" svg:d="M19256 19097v1052" svg:viewBox="0 0 1 1053">
          <text:p/>
        </draw:connector>
        <draw:connector draw:style-name="gr34" draw:text-style-name="P1" draw:layer="measurelines" draw:type="curve" svg:x1="19.256cm" svg:y1="21.102cm" svg:x2="19.276cm" svg:y2="22.614cm" draw:start-shape="id23" draw:start-glue-point="2" draw:end-shape="id2" draw:end-glue-point="0" svg:d="M19256 21102c0 1134 20 378 20 1512" svg:viewBox="0 0 21 1513">
          <text:p/>
        </draw:connector>
        <draw:connector draw:style-name="gr35" draw:text-style-name="P1" draw:layer="measurelines" draw:type="curve" draw:line-skew="2.369cm" svg:x1="14.176cm" svg:y1="15.287cm" svg:x2="19.276cm" svg:y2="22.614cm" draw:start-shape="id19" draw:start-glue-point="6" draw:end-shape="id2" draw:end-glue-point="0" svg:d="M14176 15287c0 9049 5100 5386 5100 7327" svg:viewBox="0 0 5101 7328">
          <text:p/>
        </draw:connector>
        <draw:frame draw:style-name="gr14" draw:text-style-name="P6" draw:layer="measurelines" svg:width="1.27cm" svg:height="0.725cm" svg:x="16.557cm" svg:y="7.995cm">
          <draw:text-box>
            <text:p text:style-name="P5"><text:span text:style-name="T1">yes</text:span></text:p>
          </draw:text-box>
        </draw:frame>
        <draw:frame draw:style-name="gr14" draw:text-style-name="P6" draw:layer="measurelines" svg:width="1.27cm" svg:height="0.725cm" svg:x="16.557cm" svg:y="10.896cm">
          <draw:text-box>
            <text:p text:style-name="P5"><text:span text:style-name="T1">yes</text:span></text:p>
          </draw:text-box>
        </draw:frame>
        <draw:frame draw:style-name="gr14" draw:text-style-name="P6" draw:layer="measurelines" svg:width="1.27cm" svg:height="0.725cm" svg:x="16.557cm" svg:y="13.997cm">
          <draw:text-box>
            <text:p text:style-name="P5"><text:span text:style-name="T1">yes</text:span></text:p>
          </draw:text-box>
        </draw:frame>
        <draw:frame draw:style-name="gr14" draw:text-style-name="P6" draw:layer="measurelines" svg:width="1.27cm" svg:height="0.725cm" svg:x="21.557cm" svg:y="15.598cm">
          <draw:text-box>
            <text:p text:style-name="P5"><text:span text:style-name="T1">yes</text:span></text:p>
          </draw:text-box>
        </draw:frame>
        <draw:frame draw:style-name="gr14" draw:text-style-name="P6" draw:layer="measurelines" svg:width="1.27cm" svg:height="0.725cm" svg:x="21.557cm" svg:y="17.799cm">
          <draw:text-box>
            <text:p text:style-name="P5"><text:span text:style-name="T1">yes</text:span></text:p>
          </draw:text-box>
        </draw:frame>
        <draw:frame draw:style-name="gr14" draw:text-style-name="P6" draw:layer="measurelines" svg:width="1.27cm" svg:height="0.725cm" svg:x="18.382cm" svg:y="16.788cm">
          <draw:text-box>
            <text:p text:style-name="P5"><text:span text:style-name="T1">no</text:span></text:p>
          </draw:text-box>
        </draw:frame>
        <draw:frame draw:style-name="gr14" draw:text-style-name="P6" draw:layer="measurelines" svg:width="1.27cm" svg:height="0.725cm" svg:x="18.382cm" svg:y="19.089cm">
          <draw:text-box>
            <text:p text:style-name="P5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cccccc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5T17:41:45.570373676</meta:creation-date>
    <dc:date>2022-08-15T23:15:57.318258872</dc:date>
    <meta:editing-duration>PT6M59S</meta:editing-duration>
    <meta:editing-cycles>2</meta:editing-cycles>
    <meta:generator>LibreOffice/7.3.4.2$Linux_X86_64 LibreOffice_project/30$Build-2</meta:generator>
    <meta:document-statistic meta:object-count="62"/>
  </office:meta>
</office:document-meta>
</file>